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Заготовка ПП должна быть по длине и ширине по крайней мере на 10мм больше контура платы (т.е. по 5мм со всех 4 сторон)</text:p>
      <text:p text:style-name="P2">2.</text:p>
      <text:p text:style-name="P2">Бумага — подложка от «Бумага цветная флуоресцентная самоклеящаяся». 8 листов 104р</text:p>
      <text:p text:style-name="P2">3.</text:p>
      <text:p text:style-name="P2">Бумага должна быть на 30мм шире заготовки и на 40мм длиннее контура платы</text:p>
      <text:p text:style-name="P2">4.</text:p>
      <text:p text:style-name="P2">Выбрать профиль <text:span text:style-name="T1">General Print, Media type: Env. Thick, Resolution: HQ1200, Paper Source: manual</text:span></text:p>
      <text:p text:style-name="P2"><text:span text:style-name="T1">5.</text:span></text:p>
      <text:p text:style-name="P2">Бумагу подавать через ручной лоток. Открыть заднюю крышку. Опустить зеленые регуляторы прижима вниз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9T20:23:59.23</meta:creation-date>
    <meta:generator>OpenOffice/4.1.2$Win32 OpenOffice.org_project/412m3$Build-9782</meta:generator>
    <dc:date>2016-03-19T21:00:44.28</dc:date>
    <meta:editing-duration>PT36M43S</meta:editing-duration>
    <meta:editing-cycles>9</meta:editing-cycles>
    <meta:document-statistic meta:table-count="0" meta:image-count="0" meta:object-count="0" meta:page-count="1" meta:paragraph-count="10" meta:word-count="78" meta:character-count="477"/>
  </office:meta>
</office:document-meta>
</file>